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, sans-serif"/>
    <style:font-face style:name="Google Sans" svg:font-family="'Google Sans', 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17a14b" officeooo:paragraph-rsid="0017a14b"/>
    </style:style>
    <style:style style:name="P3" style:family="paragraph" style:parent-style-name="Standard">
      <style:text-properties fo:language="pt" fo:country="BR" fo:font-weight="bold" style:font-weight-asian="bold" style:font-weight-complex="bold"/>
    </style:style>
    <style:style style:name="P4" style:family="paragraph" style:parent-style-name="Standard">
      <style:text-properties officeooo:paragraph-rsid="0017a14b"/>
    </style:style>
    <style:style style:name="P5" style:family="paragraph" style:parent-style-name="Standard">
      <style:text-properties fo:font-weight="normal" officeooo:rsid="0017a14b" officeooo:paragraph-rsid="0017a14b" style:font-weight-asian="normal" style:font-weight-complex="normal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text-properties fo:language="pt" fo:country="BR" fo:font-weight="bold" officeooo:rsid="0019befa" officeooo:paragraph-rsid="0019befa" style:font-weight-asian="bold" style:font-weight-complex="bold"/>
    </style:style>
    <style:style style:name="P8" style:family="paragraph" style:parent-style-name="Standard">
      <style:text-properties fo:language="pt" fo:country="BR" fo:font-weight="normal" officeooo:rsid="0019befa" officeooo:paragraph-rsid="0019befa" style:font-weight-asian="normal" style:font-weight-complex="normal"/>
    </style:style>
    <style:style style:name="P9" style:family="paragraph" style:parent-style-name="Standard">
      <style:text-properties fo:language="pt" fo:country="BR" fo:font-weight="normal" officeooo:rsid="001fc3d1" officeooo:paragraph-rsid="001fc3d1" style:font-weight-asian="normal" style:font-weight-complex="normal"/>
    </style:style>
    <style:style style:name="P10" style:family="paragraph" style:parent-style-name="Standard">
      <style:text-properties officeooo:paragraph-rsid="0019befa"/>
    </style:style>
    <style:style style:name="P11" style:family="paragraph" style:parent-style-name="Standard">
      <style:text-properties officeooo:paragraph-rsid="001c102f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1c102f" officeooo:paragraph-rsid="001c102f" style:font-weight-asian="bold" style:font-weight-complex="bold"/>
    </style:style>
    <style:style style:name="P14" style:family="paragraph" style:parent-style-name="Standard">
      <style:text-properties fo:font-weight="bold" officeooo:rsid="001fc3d1" officeooo:paragraph-rsid="001fc3d1" style:font-weight-asian="bold" style:font-weight-complex="bold"/>
    </style:style>
    <style:style style:name="P15" style:family="paragraph" style:parent-style-name="Standard">
      <style:text-properties fo:font-weight="normal" officeooo:rsid="001f3cc4" officeooo:paragraph-rsid="001f3cc4" style:font-weight-asian="normal" style:font-weight-complex="normal"/>
    </style:style>
    <style:style style:name="P16" style:family="paragraph" style:parent-style-name="Standard">
      <style:text-properties officeooo:paragraph-rsid="001f3cc4"/>
    </style:style>
    <style:style style:name="P17" style:family="paragraph" style:parent-style-name="Standard">
      <style:text-properties officeooo:paragraph-rsid="001fc3d1"/>
    </style:style>
    <style:style style:name="P18" style:family="paragraph" style:parent-style-name="Standard">
      <style:text-properties officeooo:paragraph-rsid="00218a04"/>
    </style:style>
    <style:style style:name="P19" style:family="paragraph" style:parent-style-name="Text_20_body">
      <style:paragraph-properties fo:text-align="justify" style:justify-single-word="false" fo:orphans="2" fo:widows="2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fo:font-weight="bold" officeooo:rsid="0017a14b" style:font-weight-asian="bold" style:font-weight-complex="bold"/>
    </style:style>
    <style:style style:name="T5" style:family="text">
      <style:text-properties fo:language="pt" fo:country="BR" fo:font-weight="bold" officeooo:rsid="00184f17" style:font-weight-asian="bold" style:font-weight-complex="bold"/>
    </style:style>
    <style:style style:name="T6" style:family="text">
      <style:text-properties fo:language="pt" fo:country="BR" fo:font-weight="bold" officeooo:rsid="001c102f" style:font-weight-asian="bold" style:font-weight-complex="bold"/>
    </style:style>
    <style:style style:name="T7" style:family="text">
      <style:text-properties fo:language="pt" fo:country="BR" fo:font-weight="bold" officeooo:rsid="001f3cc4" style:font-weight-asian="bold" style:font-weight-complex="bold"/>
    </style:style>
    <style:style style:name="T8" style:family="text">
      <style:text-properties fo:language="pt" fo:country="BR" fo:font-weight="bold" officeooo:rsid="0019befa" style:font-weight-asian="bold" style:font-weight-complex="bold"/>
    </style:style>
    <style:style style:name="T9" style:family="text">
      <style:text-properties fo:language="pt" fo:country="BR" fo:font-weight="bold" officeooo:rsid="00218a04" style:font-weight-asian="bold" style:font-weight-complex="bold"/>
    </style:style>
    <style:style style:name="T10" style:family="text">
      <style:text-properties fo:language="pt" fo:country="BR" officeooo:rsid="0019befa"/>
    </style:style>
    <style:style style:name="T11" style:family="text">
      <style:text-properties fo:language="pt" fo:country="BR" fo:font-weight="normal" style:font-weight-asian="normal" style:font-weight-complex="normal"/>
    </style:style>
    <style:style style:name="T12" style:family="text">
      <style:text-properties fo:language="pt" fo:country="BR" fo:font-weight="normal" officeooo:rsid="0019befa" style:font-weight-asian="normal" style:font-weight-complex="normal"/>
    </style:style>
    <style:style style:name="T13" style:family="text">
      <style:text-properties fo:language="pt" fo:country="BR" fo:font-weight="normal" officeooo:rsid="001b945c" style:font-weight-asian="normal" style:font-weight-complex="normal"/>
    </style:style>
    <style:style style:name="T14" style:family="text">
      <style:text-properties fo:language="pt" fo:country="BR" fo:font-weight="normal" officeooo:rsid="001c102f" style:font-weight-asian="normal" style:font-weight-complex="normal"/>
    </style:style>
    <style:style style:name="T15" style:family="text">
      <style:text-properties fo:language="pt" fo:country="BR" fo:font-weight="normal" officeooo:rsid="001d7c6b" style:font-weight-asian="normal" style:font-weight-complex="normal"/>
    </style:style>
    <style:style style:name="T16" style:family="text">
      <style:text-properties fo:language="pt" fo:country="BR" fo:font-weight="normal" officeooo:rsid="001f3cc4" style:font-weight-asian="normal" style:font-weight-complex="normal"/>
    </style:style>
    <style:style style:name="T17" style:family="text">
      <style:text-properties fo:language="pt" fo:country="BR" fo:font-weight="normal" officeooo:rsid="0017a14b" style:font-weight-asian="normal" style:font-weight-complex="normal"/>
    </style:style>
    <style:style style:name="T18" style:family="text">
      <style:text-properties fo:language="pt" fo:country="BR" fo:font-weight="normal" officeooo:rsid="001fc3d1" style:font-weight-asian="normal" style:font-weight-complex="normal"/>
    </style:style>
    <style:style style:name="T19" style:family="text">
      <style:text-properties fo:language="pt" fo:country="BR" fo:font-weight="normal" officeooo:rsid="00218a04" style:font-weight-asian="normal" style:font-weight-complex="normal"/>
    </style:style>
    <style:style style:name="T20" style:family="text">
      <style:text-properties fo:language="pt" fo:country="BR" officeooo:rsid="0017a14b"/>
    </style:style>
    <style:style style:name="T21" style:family="text">
      <style:text-properties fo:language="pt" fo:country="BR" officeooo:rsid="001c102f"/>
    </style:style>
    <style:style style:name="T22" style:family="text">
      <style:text-properties fo:language="pt" fo:country="BR" officeooo:rsid="001f3cc4"/>
    </style:style>
    <style:style style:name="T23" style:family="text">
      <style:text-properties fo:language="pt" fo:country="BR" officeooo:rsid="001fc3d1"/>
    </style:style>
    <style:style style:name="T24" style:family="text">
      <style:text-properties fo:language="pt" fo:country="BR" fo:font-style="italic" fo:font-weight="normal" officeooo:rsid="001fc3d1" style:font-style-asian="italic" style:font-weight-asian="normal" style:font-style-complex="italic" style:font-weight-complex="normal"/>
    </style:style>
    <style:style style:name="T25" style:family="text">
      <style:text-properties fo:language="pt" fo:country="BR" officeooo:rsid="00218a04"/>
    </style:style>
    <style:style style:name="T26" style:family="text">
      <style:text-properties fo:font-variant="normal" fo:text-transform="none" fo:color="#000000" style:font-name="Arial" fo:font-size="12pt" fo:letter-spacing="normal" fo:language="pt" fo:country="BR" fo:font-style="normal" fo:font-weight="bold" officeooo:rsid="001c102f" style:font-weight-asian="bold" style:font-weight-complex="bold"/>
    </style:style>
    <style:style style:name="T27" style:family="text">
      <style:text-properties fo:font-variant="normal" fo:text-transform="none" fo:color="#000000" style:font-name="Arial" fo:font-size="12pt" fo:letter-spacing="normal" fo:language="pt" fo:country="BR" fo:font-style="normal" fo:font-weight="bold" officeooo:rsid="001d7c6b" style:font-weight-asian="bold" style:font-weight-complex="bold"/>
    </style:style>
    <style:style style:name="T28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c102f" style:font-weight-asian="normal" style:font-weight-complex="normal"/>
    </style:style>
    <style:style style:name="T29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d7c6b" style:font-weight-asian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218a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">Aplicativo de Gerenciamento de Privacidade – PORTNET -</text:span> </text:p>
      <text:p text:style-name="P1"/>
      <text:p text:style-name="P1"/>
      <text:p text:style-name="P3">Partes da solução:</text:p>
      <text:p text:style-name="P1"/>
      <text:p text:style-name="P4"><text:span text:style-name="T2">1. </text:span><text:span text:style-name="T5">Administração</text:span><text:span text:style-name="T3"> da adesão do </text:span><text:span text:style-name="T4">aplicativo de Gerenciamento</text:span><text:span text:style-name="T3"> de </text:span><text:span text:style-name="T4">P</text:span><text:span text:style-name="T3">rivacidade. </text:span><text:span text:style-name="T5">Ator: Portnet</text:span></text:p>
      <text:p text:style-name="P5"><text:span text:style-name="T2">2. </text:span><text:span text:style-name="T3">Adesão e manutenção do aplicativo de Gerenciamento de Privacidade. </text:span><text:span text:style-name="T5">Ator: Cliente Portnet</text:span></text:p>
      <text:p text:style-name="Standard"><text:span text:style-name="T10">3</text:span><text:span text:style-name="T2">. </text:span><text:span text:style-name="T3">Componente visual com funcionalidade de </text:span><text:span text:style-name="T4">G</text:span><text:span text:style-name="T3">estão de </text:span><text:span text:style-name="T4">P</text:span><text:span text:style-name="T3">rivacidade. </text:span><text:span text:style-name="T5">Ator: Visitante</text:span></text:p>
      <text:p text:style-name="Standard"><text:span text:style-name="T10">4</text:span><text:span text:style-name="T2">. </text:span><text:span text:style-name="T3">Interface de programação entre aplicações (API) </text:span><text:span text:style-name="T11">c</text:span><text:span text:style-name="T2">om função de I. </text:span><text:span text:style-name="T20">E</text:span><text:span text:style-name="T2">scaneamento de </text:span><text:span text:style-name="T10">C</text:span><text:span text:style-name="T2">ookies e </text:span><text:span text:style-name="T25">S</text:span><text:span text:style-name="T2">cripts no dominio web do cliente da Portnet, </text:span><text:span text:style-name="T20">para possibilitar o controle destes</text:span><text:span text:style-name="T2">. <text:s/>II. </text:span><text:span text:style-name="T10">Autenticação do Administrador de adesão da Portnet</text:span><text:span text:style-name="T2"> . </text:span><text:span text:style-name="T10">III. </text:span><text:span text:style-name="T20">A</text:span><text:span text:style-name="T2">utenticação do cliente da Portnet com o </text:span><text:span text:style-name="T20">sistema de </text:span><text:span text:style-name="T2">adesão </text:span><text:span text:style-name="T20">do aplicativo de gestão, para possibilitar a utilização deste</text:span><text:span text:style-name="T2">. </text:span><text:span text:style-name="T10">IV</text:span><text:span text:style-name="T2">. </text:span><text:span text:style-name="T20">A</text:span><text:span text:style-name="T2">utenticação do componente visual, </text:span><text:span text:style-name="T10">e carregamento das preferencias do cliente da portnet</text:span><text:span text:style-name="T2">. </text:span><text:span text:style-name="T10">V.</text:span><text:span text:style-name="T2"> </text:span><text:span text:style-name="T10">P</text:span><text:span text:style-name="T2">ersistencia d</text:span><text:span text:style-name="T10">os</text:span><text:span text:style-name="T2"> dados do cliente </text:span><text:span text:style-name="T10">da Portnet </text:span><text:span text:style-name="T2">e do </text:span><text:span text:style-name="T10">V</text:span><text:span text:style-name="T2">isitante.</text:span></text:p>
      <text:p text:style-name="P1"/>
      <text:p text:style-name="P7">Introdução ao Negócio:</text:p>
      <text:p text:style-name="P7"/>
      <text:p text:style-name="P10"><text:span text:style-name="T6">Cookies de terceiros:</text:span><text:span text:style-name="T14"> </text:span><text:span text:style-name="T12">Cookies de terceiros são pequenas informações de chave e valor que são armazenadas com prioridade na maquina do cliente, esses cookies adicionados por aplicações externas (muitas vezes sem o consentimento do usuário) possibilitam a captura de informações relacionadas ao histórico de navegação do usuário </text:span><text:span text:style-name="T13">que podem ser utilizadas por aplicações diferentes daquela em que o usuário se encontra</text:span><text:span text:style-name="T12">.</text:span></text:p>
      <text:p text:style-name="P7"/>
      <text:p text:style-name="P11"><text:span text:style-name="T6">GDPR e LGPD: </text:span><text:span text:style-name="T13">Com a implantação da </text:span><text:span text:style-name="T14">GDPR (Regulamento Geral sobre a Proteção de Dados) </text:span><text:span text:style-name="T19">em</text:span><text:span text:style-name="T14"> 2018 e da </text:span><text:span text:style-name="T13">LGPD (Lei Geral de Proteção de Dados) </text:span><text:span text:style-name="T14">em 2020</text:span><text:span text:style-name="T13">, tornou-se obrigatório, </text:span><text:span text:style-name="T14">dentre outros itens, </text:span><text:span text:style-name="T13">a </text:span><text:span text:style-name="T14">exigencia do consentimento prévio ao uso dos dados de visitantes, e o direito de deleção e/ou obtenção dos seus dados pessoais capturados por parte de um visitante, mediante o fornecimento de identificação.</text:span></text:p>
      <text:p text:style-name="P11"><text:span text:style-name="T14"/></text:p>
      <text:p text:style-name="P16"><text:span text:style-name="T6">Problema: <text:s/></text:span><text:span text:style-name="T19">As n</text:span><text:span text:style-name="T16">ovas imposições de tratamento de dados criaram um problema de manutenção gigantesco aos fornecedores de serviços online.</text:span></text:p>
      <text:p text:style-name="P16"><text:span text:style-name="T15">Nos Artigos </text:span><text:span text:style-name="T28">37. </text:span><text:span text:style-name="T29">[</text:span><text:span text:style-name="T26">O controlador e o operador devem manter registro das operações de tratamento de dados pessoais que realizarem, especialmente quando baseado no legítimo interesse.</text:span><text:span text:style-name="T27">] </text:span><text:span text:style-name="T2">e artigo 41.[</text:span><text:span text:style-name="T26">O controlador deverá indicar encarregado pelo tratamento de dados pessoais.</text:span><text:span text:style-name="T27">] </text:span><text:span text:style-name="T25">p</text:span><text:span text:style-name="T2">ercebemos novas obrigações técnicas dos controladores de dados das organizações</text:span><text:span text:style-name="T25">, e</text:span><text:span text:style-name="T2">nquanto no Art.52, temos as </text:span><text:span text:style-name="T3">Sanções Administrativas</text:span><text:span text:style-name="T2"> que podem chegar a multas diárias de até “R$ 50.000.000,00 (cinquenta milhões de reais) por infração”(Brasil) e a suspensão do exercício da atividade de tratamento dos dados pessoais a que se refere a infração (Brasil).</text:span></text:p>
      <text:p text:style-name="P19"><text:span text:style-name="T6"/></text:p>
      <text:p text:style-name="P11"><text:span text:style-name="T6"><text:tab/>Extensão:</text:span><text:span text:style-name="T14"> </text:span><text:span text:style-name="T16">A</text:span><text:span text:style-name="T14">bolição da pratica de uso de cookies de terceiros até o ano de 2022.</text:span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3"><text:soft-page-break/><text:span text:style-name="T21">S</text:span><text:span text:style-name="T2">olução:</text:span></text:p>
      <text:p text:style-name="P18"><text:span text:style-name="T9"/></text:p>
      <text:p text:style-name="P11"><text:span text:style-name="T16">A</text:span><text:span text:style-name="T12"> gestão de </text:span><text:span text:style-name="T13">C</text:span><text:span text:style-name="T12">ookies </text:span><text:span text:style-name="T16">de terceiros </text:span><text:span text:style-name="T12">é um desafio </text:span><text:span text:style-name="T19">complexo</text:span><text:span text:style-name="T12">, uma vez que não há uma maneira simples de realizar o </text:span><text:span text:style-name="T16">seu </text:span><text:span text:style-name="T12">bloqueio com scripts executados pela aplicação web. A forma de se realizar es</text:span><text:span text:style-name="T16">s</text:span><text:span text:style-name="T12">a ação </text:span><text:span text:style-name="T19">tem <text:s/>sido</text:span><text:span text:style-name="T12"> através do uso de extensões de navegador, como bloqueadores de propagandas e afins.</text:span></text:p>
      <text:p text:style-name="P8"/>
      <text:p text:style-name="P10"><text:span text:style-name="T18">A</text:span><text:span text:style-name="T12"> pratica </text:span><text:span text:style-name="T18">que utilizamos</text:span><text:span text:style-name="T12"> para contornar essas limitações impostas ao controle de cookies de terceiros no contexto de web-browsers é o uso de tecnologia de </text:span><text:span text:style-name="T8">webcrawling, </text:span><text:span text:style-name="T16">em conjunto de serviços de controle de mutação da página web</text:span><text:span text:style-name="T12">.</text:span></text:p>
      <text:p text:style-name="P10"><text:span text:style-name="T12"/></text:p>
      <text:p text:style-name="P18"><text:span text:style-name="T9">Cookies são criados por scripts, ou requisições HTTP.</text:span></text:p>
      <text:p text:style-name="P1"/>
      <text:p text:style-name="P18"><text:span text:style-name="T25">Bloqueando a execução de scripts externos, como plug-ins, bloqueando embeds externos (videos do Youtube, noticias do Twitter, ou postagens do Facebook), a adição de Iframes, e imagens externas, dentre outros, conseguimos conter a maior parte da criação desses dados sem consentimento do visitante.</text:span></text:p>
      <text:p text:style-name="P1"/>
      <text:p text:style-name="Standard"><text:span text:style-name="T7">Bloqueando </text:span><text:span text:style-name="T3">a criação do cookie: </text:span></text:p>
      <text:p text:style-name="P12"><text:span text:style-name="T2"/></text:p>
      <text:p text:style-name="P15"><text:span text:style-name="T2">1. O cliente realiza adesão do serviço de compliance de privacidade da Portnet.</text:span></text:p>
      <text:p text:style-name="P15"><text:span text:style-name="T2"/></text:p>
      <text:p text:style-name="P17"><text:span text:style-name="T18">PENDENTE – </text:span><text:span text:style-name="T24">Somente visual</text:span></text:p>
      <text:p text:style-name="P15"><text:span text:style-name="T2"/></text:p>
      <text:p text:style-name="P15"><text:span text:style-name="T2">2. A Interface de comunicação realiza a leitura dos cookies e dos plug-ins do site do cliente.</text:span></text:p>
      <text:p text:style-name="P15"><text:span text:style-name="T2"/></text:p>
      <text:p text:style-name="P9">EM TESTE – <text:span text:style-name="T30">Os recursos são obtidos, resta persisti-los para implementação da funcionalidade.</text:span></text:p>
      <text:p text:style-name="P15"><text:span text:style-name="T2"/></text:p>
      <text:p text:style-name="P15"><text:span text:style-name="T2">3. O cliente escolhe quais plug-ins devem ser desativados por padrão, e quais são essenciais.</text:span></text:p>
      <text:p text:style-name="P15"><text:span text:style-name="T2"/></text:p>
      <text:p text:style-name="P17"><text:span text:style-name="T18">PENDENTE – </text:span><text:span text:style-name="T24">Somente manual</text:span></text:p>
      <text:p text:style-name="P15"><text:span text:style-name="T2"/></text:p>
      <text:p text:style-name="P16"><text:span text:style-name="T16">4. O cliente implementa o componente de gestão de cookies em seu dominio.</text:span></text:p>
      <text:p text:style-name="P16"><text:span text:style-name="T16"/></text:p>
      <text:p text:style-name="P9">CONCLUIDO –<text:span text:style-name="T30"> O cliente pode injetar o componente através de um script.</text:span></text:p>
      <text:p text:style-name="P16"><text:span text:style-name="T16"/></text:p>
      <text:p text:style-name="Standard"><text:span text:style-name="T23">5</text:span><text:span text:style-name="T2">. O </text:span><text:span text:style-name="T22">C</text:span><text:span text:style-name="T2">omponente observa os scripts executados, </text:span><text:span text:style-name="T22">e desativa aqueles </text:span><text:span text:style-name="T23">previamente selecionados</text:span><text:span text:style-name="T2">.</text:span></text:p>
      <text:p text:style-name="Standard"><text:span text:style-name="T2"/></text:p>
      <text:p text:style-name="P9">EM TESTE – <text:span text:style-name="T30">Alguns scripts deixam rastros após serem ativados previamente.</text:span></text:p>
      <text:p text:style-name="Standard"><text:span text:style-name="T23"/></text:p>
      <text:p text:style-name="Standard"><text:span text:style-name="T23">6</text:span><text:span text:style-name="T2">. A </text:span><text:span text:style-name="T22">execução dos script</text:span><text:span text:style-name="T23">s</text:span><text:span text:style-name="T22"> desativados se dá somente perante o consentimento do visitante.</text:span></text:p>
      <text:p text:style-name="Standard"><text:span text:style-name="T22"/></text:p>
      <text:p text:style-name="P17"><text:span text:style-name="T16">E</text:span><text:span text:style-name="T18">M TESTE – </text:span><text:span text:style-name="T24">É necessário testar a função de desbloqueio sem recarregar a página.</text:span></text:p>
      <text:p text:style-name="P17"><text:span text:style-name="T24"/></text:p>
      <text:p text:style-name="P14"><text:span text:style-name="T22"/></text:p>
      <text:p text:style-name="P14"><text:span text:style-name="T22">C</text:span><text:span text:style-name="T2">riando janela de transparencia de uso de cookies e politica de privacidade:</text:span></text:p>
      <text:p text:style-name="P14"><text:span text:style-name="T2"/></text:p>
      <text:p text:style-name="P14"><text:span text:style-name="T11">1. O cliente cadastra sua politica na aplicação de </text:span><text:span text:style-name="T20">Adesão e manutenção do aplicativo de Gerenciamento de Privacidade.</text:span></text:p>
      <text:p text:style-name="P14"><text:span text:style-name="T20"/></text:p>
      <text:p text:style-name="P17"><text:soft-page-break/><text:span text:style-name="T17">2. </text:span><text:span text:style-name="T18">O visitante pode requisitar suas informações e o tipo de tratamento (importação, deleção ou outro) no <text:s/>compon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, sans-serif"/>
    <style:font-face style:name="Google Sans" svg:font-family="'Google Sans', arial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1:03:37.752109885</meta:creation-date>
    <dc:date>2021-02-18T22:58:33.601178008</dc:date>
    <meta:editing-duration>PT23M6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3" meta:paragraph-count="33" meta:word-count="710" meta:character-count="4627" meta:non-whitespace-character-count="3936"/>
  </office:meta>
</office:document-meta>
</file>